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 Extra1" svg:font-family="'CMU Serif Extra'" style:font-family-generic="roman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Long_20_Dash" svg:stroke-width="0.212cm" svg:stroke-color="#00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2" style:family="graphic" style:parent-style-name="standard">
      <style:graphic-properties draw:stroke="none" svg:stroke-color="#000000" draw:fill="none" draw:fill-color="#ffffff" fo:min-height="1.34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64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2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24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9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348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CMU Serif" fo:font-size="32pt" style:font-size-asian="32pt" style:font-size-complex="32pt"/>
    </style:style>
    <style:style style:name="P3" style:family="paragraph">
      <loext:graphic-properties draw:fill="none" draw:fill-color="#ffffff"/>
      <style:paragraph-properties style:writing-mode="lr-tb"/>
      <style:text-properties style:font-name="CMU Serif" fo:font-size="22pt" style:font-size-asian="22pt" style:font-size-complex="22pt"/>
    </style:style>
    <style:style style:name="T1" style:family="text">
      <style:text-properties style:font-name="CMU Serif" fo:font-size="32pt" style:font-size-asian="32pt" style:font-size-complex="32pt"/>
    </style:style>
    <style:style style:name="T2" style:family="text">
      <style:text-properties style:text-position="-33% 58%" style:font-name="CMU Serif" fo:font-size="32pt" style:font-size-asian="32pt" style:font-size-complex="32pt"/>
    </style:style>
    <style:style style:name="T3" style:family="text">
      <style:text-properties style:font-name="CMU Serif" fo:font-size="22pt" style:font-size-asian="22pt" style:font-size-complex="22pt"/>
    </style:style>
    <style:style style:name="T4" style:family="text">
      <style:text-properties style:text-position="0% 100%" style:font-name="CMU Serif" fo:font-size="14pt" style:font-size-asian="14pt" style:font-size-complex="14pt"/>
    </style:style>
    <style:style style:name="T5" style:family="text">
      <style:text-properties style:font-name="CMU Serif Extra1" fo:font-size="22pt" style:font-name-asian="CMU Serif Extra1" style:font-size-asian="22pt" style:font-name-complex="CMU Serif Extra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6.001cm" svg:y1="11.101cm" svg:x2="6cm" svg:y2="4.4cm">
          <text:p/>
        </draw:line>
        <draw:line draw:style-name="gr1" draw:text-style-name="P1" draw:layer="layout" svg:x1="16.001cm" svg:y1="11.101cm" svg:x2="16cm" svg:y2="4.4cm">
          <text:p/>
        </draw:line>
        <draw:frame draw:style-name="gr2" draw:text-style-name="P2" draw:layer="layout" svg:width="1.4cm" svg:height="1.593cm" svg:x="4.9cm" svg:y="10.7cm">
          <draw:text-box>
            <text:p><text:span text:style-name="T1">0</text:span></text:p>
          </draw:text-box>
        </draw:frame>
        <draw:frame draw:style-name="gr3" draw:text-style-name="P2" draw:layer="layout" svg:width="1.7cm" svg:height="1.899cm" svg:x="15.5cm" svg:y="11.501cm">
          <draw:text-box>
            <text:p><text:span text:style-name="T1">L</text:span><text:span text:style-name="T2">x</text:span></text:p>
          </draw:text-box>
        </draw:frame>
        <draw:frame draw:style-name="gr4" draw:text-style-name="P3" draw:layer="layout" svg:width="4cm" svg:height="1.499cm" svg:x="2.1cm" svg:y="7.001cm">
          <draw:text-box>
            <text:p><text:span text:style-name="T3">V</text:span><text:span text:style-name="T4">(x,y)</text:span><text:span text:style-name="T3"> = </text:span><text:span text:style-name="T5">∞</text:span></text:p>
          </draw:text-box>
        </draw:frame>
        <draw:frame draw:style-name="gr5" draw:text-style-name="P3" draw:layer="layout" svg:width="4.19cm" svg:height="1.498cm" svg:x="16.3cm" svg:y="7.002cm">
          <draw:text-box>
            <text:p><text:span text:style-name="T3">V</text:span><text:span text:style-name="T4">(x,y)</text:span><text:span text:style-name="T3"> = </text:span><text:span text:style-name="T5">∞</text:span></text:p>
          </draw:text-box>
        </draw:frame>
        <draw:frame draw:style-name="gr5" draw:text-style-name="P3" draw:layer="layout" svg:width="4cm" svg:height="1.498cm" svg:x="9.4cm" svg:y="7.002cm">
          <draw:text-box>
            <text:p><text:span text:style-name="T3">V</text:span><text:span text:style-name="T4">(x,y)</text:span><text:span text:style-name="T3"> = </text:span><text:span text:style-name="T5">0</text:span></text:p>
          </draw:text-box>
        </draw:frame>
        <draw:line draw:style-name="gr1" draw:text-style-name="P1" draw:layer="layout" svg:x1="6cm" svg:y1="4.5cm" svg:x2="16cm" svg:y2="4.5cm">
          <text:p/>
        </draw:line>
        <draw:line draw:style-name="gr1" draw:text-style-name="P1" draw:layer="layout" svg:x1="6cm" svg:y1="11.001cm" svg:x2="16cm" svg:y2="11.001cm">
          <text:p/>
        </draw:line>
        <draw:frame draw:style-name="gr6" draw:text-style-name="P3" draw:layer="layout" svg:width="4.3cm" svg:height="1.344cm" svg:x="9.4cm" svg:y="12.002cm">
          <draw:text-box>
            <text:p><text:span text:style-name="T3">V</text:span><text:span text:style-name="T4">(x,y)</text:span><text:span text:style-name="T3"> = </text:span><text:span text:style-name="T5">∞</text:span></text:p>
          </draw:text-box>
        </draw:frame>
        <draw:frame draw:style-name="gr7" draw:text-style-name="P3" draw:layer="layout" svg:width="4.8cm" svg:height="1.598cm" svg:x="9.4cm" svg:y="2.502cm">
          <draw:text-box>
            <text:p><text:span text:style-name="T3">V</text:span><text:span text:style-name="T4">(x,y)</text:span><text:span text:style-name="T3"> = </text:span><text:span text:style-name="T5">∞</text:span></text:p>
          </draw:text-box>
        </draw:frame>
        <draw:frame draw:style-name="gr3" draw:text-style-name="P2" draw:layer="layout" svg:width="1.7cm" svg:height="1.899cm" svg:x="4.1cm" svg:y="3.702cm">
          <draw:text-box>
            <text:p><text:span text:style-name="T1">L</text:span><text:span text:style-name="T2">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 Extra1" svg:font-family="'CMU Serif Extra'" style:font-family-generic="roman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17T20:35:13.114461072</meta:creation-date>
    <dc:date>2021-09-06T16:35:15.479538302</dc:date>
    <meta:editing-duration>PT22M23S</meta:editing-duration>
    <meta:editing-cycles>10</meta:editing-cycles>
    <meta:generator>LibreOffice/7.1.5.2$Linux_X86_64 LibreOffice_project/10$Build-2</meta:generator>
    <meta:document-statistic meta:object-count="12"/>
  </office:meta>
</office:document-meta>
</file>